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2.9591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2.5835in"/>
    </style:style>
    <style:style style:name="co17" style:family="table-column">
      <style:table-column-properties fo:break-before="auto" style:column-width="1.4256in"/>
    </style:style>
    <style:style style:name="co18" style:family="table-column">
      <style:table-column-properties fo:break-before="auto" style:column-width="0.8925in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81in" fo:break-before="auto" style:use-optimal-row-height="true"/>
    </style:style>
    <style:style style:name="ro7" style:family="table-row">
      <style:table-row-properties style:row-height="0.1764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8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0" table:default-cell-style-name="ce2"/>
        <table:table-row table:style-name="ro2">
          <table:table-cell table:style-name="ce1" office:value-type="string">
            <text:p>CALIS 3 Testing @ LNGS</text:p>
          </table:table-cell>
          <table:table-cell table:number-columns-repeated="18"/>
        </table:table-row>
        <table:table-row table:style-name="ro3" table:number-rows-repeated="2">
          <table:table-cell table:number-columns-repeated="19"/>
        </table:table-row>
        <table:table-row table:style-name="ro5">
          <table:table-cell table:style-name="ce3" office:value-type="string">
            <text:p>To get to the center of the </text:p>
            <text:p>Active Argon</text:p>
          </table:table-cell>
          <table:table-cell/>
          <table:table-cell table:style-name="ce3" office:value-type="string">
            <text:p>Corrections for OUR testing </text:p>
            <text:p>setup at LNGS</text:p>
          </table:table-cell>
          <table:table-cell table:number-columns-repeated="2"/>
          <table:table-cell table:style-name="ce9"/>
          <table:table-cell table:style-name="ce10"/>
          <table:table-cell table:style-name="ce9" table:number-columns-repeated="2"/>
          <table:table-cell table:style-name="ce10"/>
          <table:table-cell table:number-columns-repeated="9"/>
        </table:table-row>
        <table:table-row table:style-name="ro5">
          <table:table-cell office:value-type="string">
            <text:p>from the top of the gate valve to </text:p>
            <text:p>cryostat outer flange (mm)</text:p>
          </table:table-cell>
          <table:table-cell table:formula="of:=5658" office:value-type="float" office:value="5658">
            <text:p>5658</text:p>
          </table:table-cell>
          <table:table-cell office:value-type="string">
            <text:p>thickness of metal sheet</text:p>
            <text:p>(inches to cm)</text:p>
          </table:table-cell>
          <table:table-cell table:formula="of:=0.75" office:value-type="float" office:value="0.75">
            <text:p>0.75</text:p>
          </table:table-cell>
          <table:table-cell table:formula="of:=[.D5]*2.54" office:value-type="float" office:value="1.905">
            <text:p>1.905</text:p>
          </table:table-cell>
          <table:table-cell table:style-name="ce10" table:number-columns-repeated="5"/>
          <table:table-cell table:number-columns-repeated="9"/>
        </table:table-row>
        <table:table-row table:style-name="ro5">
          <table:table-cell office:value-type="string">
            <text:p>from cyostat outer flange to</text:p>
            <text:p>center of cryostat (mm)</text:p>
          </table:table-cell>
          <table:table-cell table:formula="of:=457" office:value-type="float" office:value="457">
            <text:p>457</text:p>
          </table:table-cell>
          <table:table-cell office:value-type="string">
            <text:p>from articulation point to</text:p>
            <text:p>bottom of pig (inches to cm)</text:p>
          </table:table-cell>
          <table:table-cell table:formula="of:=32.5" office:value-type="float" office:value="32.5">
            <text:p>32.5</text:p>
          </table:table-cell>
          <table:table-cell table:formula="of:=[.D6]*2.54" office:value-type="float" office:value="82.55">
            <text:p>82.55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office:value-type="string">
            <text:p>offset according to MC (mm)</text:p>
          </table:table-cell>
          <table:table-cell table:formula="of:=36.5" office:value-type="float" office:value="36.5">
            <text:p>36.5</text:p>
          </table:table-cell>
          <table:table-cell table:number-columns-repeated="17"/>
        </table:table-row>
        <table:table-row table:style-name="ro3">
          <table:table-cell office:value-type="string">
            <text:p>thickness of gate valve (mm)</text:p>
          </table:table-cell>
          <table:table-cell table:formula="of:=60" office:value-type="float" office:value="60">
            <text:p>60</text:p>
          </table:table-cell>
          <table:table-cell table:number-columns-repeated="17"/>
        </table:table-row>
        <table:table-row table:style-name="ro5">
          <table:table-cell office:value-type="string">
            <text:p>leveling bellows [2in=5.08cm]</text:p>
            <text:p>(mm)</text:p>
          </table:table-cell>
          <table:table-cell table:formula="of:=50.8" office:value-type="float" office:value="50.8">
            <text:p>50.8</text:p>
          </table:table-cell>
          <table:table-cell table:number-columns-repeated="17"/>
        </table:table-row>
        <table:table-row table:style-name="ro5">
          <table:table-cell office:value-type="string">
            <text:p>teflon flange [0.5in=1.27cm] </text:p>
            <text:p>(mm)</text:p>
          </table:table-cell>
          <table:table-cell table:formula="of:=12.7" office:value-type="float" office:value="12.7">
            <text:p>12.7</text:p>
          </table:table-cell>
          <table:table-cell table:number-columns-repeated="17"/>
        </table:table-row>
        <table:table-row table:style-name="ro3" table:number-rows-repeated="2">
          <table:table-cell table:style-name="Default" table:number-columns-repeated="2"/>
          <table:table-cell table:number-columns-repeated="17"/>
        </table:table-row>
        <table:table-row table:style-name="ro5">
          <table:table-cell office:value-type="string">
            <text:p>from bottom of gate valve to</text:p>
            <text:p>to center of AAr (mm)</text:p>
          </table:table-cell>
          <table:table-cell table:formula="of:=[.B5]+[.B6]+[.B7]-[.B8]" office:value-type="float" office:value="6091.5">
            <text:p>6091.5</text:p>
          </table:table-cell>
          <table:table-cell office:value-type="string">
            <text:p>add gate valve and teflon flange</text:p>
          </table:table-cell>
          <table:table-cell table:formula="of:=[.B13]+[.B8]+[.B10]" office:value-type="float" office:value="6164.2">
            <text:p>6164.2</text:p>
          </table:table-cell>
          <table:table-cell office:value-type="string">
            <text:p>subtract metal sheet</text:p>
          </table:table-cell>
          <table:table-cell table:formula="of:=[.D13]-19.05" office:value-type="float" office:value="6145.15">
            <text:p>6145.15</text:p>
          </table:table-cell>
          <table:table-cell office:value-type="string">
            <text:p>add length from</text:p>
            <text:p>art pt to bottom of pig</text:p>
          </table:table-cell>
          <table:table-cell table:formula="of:=[.F13]+825.5" office:value-type="float" office:value="6970.65">
            <text:p>6970.65</text:p>
          </table:table-cell>
          <table:table-cell office:value-type="string">
            <text:p>add 10cm to account</text:p>
            <text:p>for articulation</text:p>
          </table:table-cell>
          <table:table-cell table:formula="of:=[.H13]+100" office:value-type="float" office:value="7070.65">
            <text:p>7070.65</text:p>
          </table:table-cell>
          <table:table-cell table:number-columns-repeated="9"/>
        </table:table-row>
        <table:table-row table:style-name="ro3">
          <table:table-cell table:number-columns-repeated="19"/>
        </table:table-row>
        <table:table-row table:style-name="ro6">
          <table:table-cell table:style-name="ce4" office:value-type="string">
            <text:p>TESTING DATA</text:p>
          </table:table-cell>
          <table:table-cell table:number-columns-repeated="18"/>
        </table:table-row>
        <table:table-row table:style-name="ro3">
          <table:table-cell table:number-columns-repeated="19"/>
        </table:table-row>
        <table:table-row table:style-name="ro7">
          <table:table-cell table:style-name="ce5" office:value-type="string">
            <text:p>October 7, 2014</text:p>
          </table:table-cell>
          <table:table-cell table:number-columns-repeated="18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/>
          <table:table-cell table:style-name="ce11" office:value-type="string">
            <text:p>Note** </text:p>
            <text:p>in column “want pig bottom at” the square brackets are for the articulation offset</text:p>
          </table:table-cell>
          <table:table-cell table:number-columns-repeated="12"/>
        </table:table-row>
        <table:table-row table:style-name="ro3">
          <table:table-cell table:style-name="ce7" office:value-type="string">
            <text:p>720000 [center]</text:p>
          </table:table-cell>
          <table:table-cell table:style-name="ce7" office:value-type="string">
            <text:p>6.8816 [6.98]</text:p>
          </table:table-cell>
          <table:table-cell table:style-name="ce7" office:value-type="float" office:value="6.981">
            <text:p>6.981</text:p>
          </table:table-cell>
          <table:table-cell table:style-name="ce7" table:formula="of:=7.82-0.957" office:value-type="float" office:value="6.863">
            <text:p>6.863</text:p>
          </table:table-cell>
          <table:table-cell table:style-name="ce7" office:value-type="float" office:value="55">
            <text:p>5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02000 [+12cm]</text:p>
          </table:table-cell>
          <table:table-cell table:style-name="ce7" office:value-type="string">
            <text:p>6.7616 [6.86]</text:p>
          </table:table-cell>
          <table:table-cell table:style-name="ce7" table:formula="of:=7.82-0.962" office:value-type="float" office:value="6.858">
            <text:p>6.858</text:p>
          </table:table-cell>
          <table:table-cell table:style-name="ce7" table:formula="of:=7.563-0.805" office:value-type="float" office:value="6.758">
            <text:p>6.758</text:p>
          </table:table-cell>
          <table:table-cell table:style-name="ce7" office:value-type="float" office:value="65">
            <text:p>6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45800 [-12cm]</text:p>
          </table:table-cell>
          <table:table-cell table:style-name="ce7" office:value-type="string">
            <text:p>7.0016 [7.1016]</text:p>
          </table:table-cell>
          <table:table-cell table:style-name="ce7" table:formula="of:=7.563-0.461" office:value-type="float" office:value="7.102">
            <text:p>7.102</text:p>
          </table:table-cell>
          <table:table-cell table:style-name="ce7" table:formula="of:=7.563-0.56" office:value-type="float" office:value="7.003">
            <text:p>7.003</text:p>
          </table:table-cell>
          <table:table-cell table:style-name="ce7" office:value-type="float" office:value="39">
            <text:p>39</text:p>
          </table:table-cell>
          <table:table-cell table:number-columns-repeated="14"/>
        </table:table-row>
        <table:table-row table:style-name="ro3" table:number-rows-repeated="2">
          <table:table-cell table:number-columns-repeated="19"/>
        </table:table-row>
        <table:table-row table:style-name="ro7">
          <table:table-cell table:style-name="ce8" office:value-type="string">
            <text:p>October 8, 2014</text:p>
          </table:table-cell>
          <table:table-cell table:number-columns-repeated="18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20000 [center]</text:p>
          </table:table-cell>
          <table:table-cell table:style-name="ce7" office:value-type="string">
            <text:p>6.8816 [6.98]</text:p>
          </table:table-cell>
          <table:table-cell table:style-name="ce7" table:formula="of:=8.016-1.036" office:value-type="float" office:value="6.98">
            <text:p>6.98</text:p>
          </table:table-cell>
          <table:table-cell table:style-name="ce7" table:formula="of:=8.016-1.141" office:value-type="float" office:value="6.875">
            <text:p>6.875</text:p>
          </table:table-cell>
          <table:table-cell table:style-name="ce7" office:value-type="float" office:value="55">
            <text:p>5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57000 [-20cm]</text:p>
          </table:table-cell>
          <table:table-cell table:style-name="ce7" office:value-type="string">
            <text:p>7.08 [7.18]</text:p>
          </table:table-cell>
          <table:table-cell table:style-name="ce7" table:formula="of:=7.419-0.242" office:value-type="float" office:value="7.177">
            <text:p>7.177</text:p>
          </table:table-cell>
          <table:table-cell table:style-name="ce7" table:formula="of:=7.355-0.285" office:value-type="float" office:value="7.07">
            <text:p>7.07</text:p>
          </table:table-cell>
          <table:table-cell table:style-name="ce7" office:value-type="float" office:value="27">
            <text:p>27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51500 [-16cm]</text:p>
          </table:table-cell>
          <table:table-cell table:style-name="ce7" office:value-type="string">
            <text:p>7.04 [7.14]</text:p>
          </table:table-cell>
          <table:table-cell table:style-name="ce7" table:formula="of:=7.353-0.214" office:value-type="float" office:value="7.139">
            <text:p>7.139</text:p>
          </table:table-cell>
          <table:table-cell table:style-name="ce7" table:formula="of:=7.259-0.216" office:value-type="float" office:value="7.043">
            <text:p>7.043</text:p>
          </table:table-cell>
          <table:table-cell table:style-name="ce7" office:value-type="float" office:value="30">
            <text:p>30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36100 [-8cm]</text:p>
          </table:table-cell>
          <table:table-cell table:style-name="ce7" office:value-type="string">
            <text:p>6.96 [7.06]</text:p>
          </table:table-cell>
          <table:table-cell table:style-name="ce7" table:formula="of:=7.32-0.259" office:value-type="float" office:value="7.061">
            <text:p>7.061</text:p>
          </table:table-cell>
          <table:table-cell table:style-name="ce7" table:formula="of:=7.3-0.338" office:value-type="float" office:value="6.962">
            <text:p>6.962</text:p>
          </table:table-cell>
          <table:table-cell table:style-name="ce7" office:value-type="float" office:value="42">
            <text:p>42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30700 [-4cm]</text:p>
          </table:table-cell>
          <table:table-cell table:style-name="ce7" office:value-type="string">
            <text:p>6.92 [7.02]</text:p>
          </table:table-cell>
          <table:table-cell table:style-name="ce7" table:formula="of:=7.365-0.344" office:value-type="float" office:value="7.021">
            <text:p>7.021</text:p>
          </table:table-cell>
          <table:table-cell table:style-name="ce7" table:formula="of:=7.196-0.26" office:value-type="float" office:value="6.936">
            <text:p>6.936</text:p>
          </table:table-cell>
          <table:table-cell table:style-name="ce7" office:value-type="float" office:value="45">
            <text:p>4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686700 [+20cm]</text:p>
          </table:table-cell>
          <table:table-cell table:style-name="ce7" office:value-type="string">
            <text:p>6.68 [6.78]</text:p>
          </table:table-cell>
          <table:table-cell table:style-name="ce7" table:formula="of:=7.189-0.408" office:value-type="float" office:value="6.781">
            <text:p>6.781</text:p>
          </table:table-cell>
          <table:table-cell table:style-name="ce7" table:formula="of:=7.001-0.324" office:value-type="float" office:value="6.677">
            <text:p>6.677</text:p>
          </table:table-cell>
          <table:table-cell table:style-name="ce7" office:value-type="float" office:value="72">
            <text:p>72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693900 [+16cm]</text:p>
          </table:table-cell>
          <table:table-cell table:style-name="ce7" office:value-type="string">
            <text:p>6.72 [6.82]</text:p>
          </table:table-cell>
          <table:table-cell table:style-name="ce7" table:formula="of:=7.364-0.545" office:value-type="float" office:value="6.819">
            <text:p>6.819</text:p>
          </table:table-cell>
          <table:table-cell table:style-name="ce7" table:formula="of:=7.024-0.298" office:value-type="float" office:value="6.726">
            <text:p>6.726</text:p>
          </table:table-cell>
          <table:table-cell table:style-name="ce7" office:value-type="float" office:value="66">
            <text:p>66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08000 [+8cm}</text:p>
          </table:table-cell>
          <table:table-cell table:style-name="ce7" office:value-type="string">
            <text:p>6.80 [6.90]</text:p>
          </table:table-cell>
          <table:table-cell table:style-name="ce7" table:formula="of:=7.112-0.209" office:value-type="float" office:value="6.903">
            <text:p>6.903</text:p>
          </table:table-cell>
          <table:table-cell table:style-name="ce7" table:formula="of:=7.08-0.276" office:value-type="float" office:value="6.804">
            <text:p>6.804</text:p>
          </table:table-cell>
          <table:table-cell table:style-name="ce7" office:value-type="float" office:value="57">
            <text:p>57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14000 [+4cm]</text:p>
          </table:table-cell>
          <table:table-cell table:style-name="ce7" office:value-type="string">
            <text:p>6.84 [6.94]</text:p>
          </table:table-cell>
          <table:table-cell table:style-name="ce7" table:formula="of:=7.3-0.358" office:value-type="float" office:value="6.942">
            <text:p>6.942</text:p>
          </table:table-cell>
          <table:table-cell table:style-name="ce7" table:formula="of:=7.184-0.35" office:value-type="float" office:value="6.834">
            <text:p>6.834</text:p>
          </table:table-cell>
          <table:table-cell table:style-name="ce7" office:value-type="float" office:value="53">
            <text:p>53</text:p>
          </table:table-cell>
          <table:table-cell table:number-columns-repeated="14"/>
        </table:table-row>
        <table:table-row table:style-name="ro3" table:number-rows-repeated="2">
          <table:table-cell table:number-columns-repeated="19"/>
        </table:table-row>
        <table:table-row table:style-name="ro7">
          <table:table-cell table:style-name="ce8" office:value-type="string">
            <text:p>October 9, 2014</text:p>
          </table:table-cell>
          <table:table-cell table:number-columns-repeated="18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683200 [+22cm]</text:p>
          </table:table-cell>
          <table:table-cell table:style-name="ce7" office:value-type="string">
            <text:p>6.6616 [6.7616]</text:p>
          </table:table-cell>
          <table:table-cell table:style-name="ce7" table:formula="of:=7.212-0.451" office:value-type="float" office:value="6.761">
            <text:p>6.761</text:p>
          </table:table-cell>
          <table:table-cell table:style-name="ce7" table:formula="of:=7.058-0.398" office:value-type="float" office:value="6.66">
            <text:p>6.66</text:p>
          </table:table-cell>
          <table:table-cell table:style-name="ce7" office:value-type="float" office:value="74">
            <text:p>74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690300 [+18cm]</text:p>
          </table:table-cell>
          <table:table-cell table:style-name="ce7" office:value-type="string">
            <text:p>6.7016 [6.8016]</text:p>
          </table:table-cell>
          <table:table-cell table:style-name="ce7" table:formula="of:=7.057-0.254" office:value-type="float" office:value="6.803">
            <text:p>6.803</text:p>
          </table:table-cell>
          <table:table-cell table:style-name="ce7" table:formula="of:=7.051-0.36" office:value-type="float" office:value="6.691">
            <text:p>6.691</text:p>
          </table:table-cell>
          <table:table-cell table:style-name="ce7" office:value-type="float" office:value="70">
            <text:p>70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695400 [+14cm]</text:p>
          </table:table-cell>
          <table:table-cell table:style-name="ce7" office:value-type="string">
            <text:p>6.7416 [6.8416]</text:p>
          </table:table-cell>
          <table:table-cell table:style-name="ce7" table:formula="of:=7.066-0.228" office:value-type="float" office:value="6.838">
            <text:p>6.838</text:p>
          </table:table-cell>
          <table:table-cell table:style-name="ce7" table:formula="of:=7.048-0.315" office:value-type="float" office:value="6.733">
            <text:p>6.733</text:p>
          </table:table-cell>
          <table:table-cell table:style-name="ce7" office:value-type="float" office:value="66">
            <text:p>66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03100 [+10cm]</text:p>
          </table:table-cell>
          <table:table-cell table:style-name="ce7" office:value-type="string">
            <text:p>6.7816 [6.8816]</text:p>
          </table:table-cell>
          <table:table-cell table:style-name="ce7" table:formula="of:=7.241-0.362" office:value-type="float" office:value="6.879">
            <text:p>6.879</text:p>
          </table:table-cell>
          <table:table-cell table:style-name="ce7" table:formula="of:=7.145-0.367" office:value-type="float" office:value="6.778">
            <text:p>6.778</text:p>
          </table:table-cell>
          <table:table-cell table:style-name="ce7" office:value-type="float" office:value="59">
            <text:p>59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10400 [+6cm]</text:p>
          </table:table-cell>
          <table:table-cell table:style-name="ce7" office:value-type="string">
            <text:p>6.8216 [6.9216]</text:p>
          </table:table-cell>
          <table:table-cell table:style-name="ce7" table:formula="of:=7.254-0.332" office:value-type="float" office:value="6.922">
            <text:p>6.922</text:p>
          </table:table-cell>
          <table:table-cell table:style-name="ce7" table:formula="of:=7.293-0.475" office:value-type="float" office:value="6.818">
            <text:p>6.818</text:p>
          </table:table-cell>
          <table:table-cell table:style-name="ce7" office:value-type="float" office:value="55">
            <text:p>5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17200 [+2cm]</text:p>
          </table:table-cell>
          <table:table-cell table:style-name="ce7" office:value-type="string">
            <text:p>6.8616 [6.9616]</text:p>
          </table:table-cell>
          <table:table-cell table:style-name="ce7" table:formula="of:=7.294-0.334" office:value-type="float" office:value="6.96">
            <text:p>6.96</text:p>
          </table:table-cell>
          <table:table-cell table:style-name="ce7" table:formula="of:=7.36-0.499" office:value-type="float" office:value="6.861">
            <text:p>6.861</text:p>
          </table:table-cell>
          <table:table-cell table:style-name="ce7" office:value-type="float" office:value="52">
            <text:p>52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23700 [-2cm]</text:p>
          </table:table-cell>
          <table:table-cell table:style-name="ce7" office:value-type="string">
            <text:p>6.9016 [7.0016]</text:p>
          </table:table-cell>
          <table:table-cell table:style-name="ce7" table:formula="of:=7.359-0.359" office:value-type="float" office:value="7">
            <text:p>7</text:p>
          </table:table-cell>
          <table:table-cell table:style-name="ce7" table:formula="of:=7.367-0.476" office:value-type="float" office:value="6.891">
            <text:p>6.891</text:p>
          </table:table-cell>
          <table:table-cell table:style-name="ce7" office:value-type="float" office:value="49">
            <text:p>49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31900 [-6cm]</text:p>
          </table:table-cell>
          <table:table-cell table:style-name="ce7" office:value-type="string">
            <text:p>6.9416 [7.0416]</text:p>
          </table:table-cell>
          <table:table-cell table:style-name="ce7" table:formula="of:=7.369-0.33" office:value-type="float" office:value="7.039">
            <text:p>7.039</text:p>
          </table:table-cell>
          <table:table-cell table:style-name="ce7" table:formula="of:=7.418-0.476" office:value-type="float" office:value="6.942">
            <text:p>6.942</text:p>
          </table:table-cell>
          <table:table-cell table:style-name="ce7" office:value-type="float" office:value="45">
            <text:p>45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38700 [-10cm]</text:p>
          </table:table-cell>
          <table:table-cell table:style-name="ce7" office:value-type="string">
            <text:p>6.9816 [7.0816]</text:p>
          </table:table-cell>
          <table:table-cell table:style-name="ce7" table:formula="of:=7.418-0.338" office:value-type="float" office:value="7.08">
            <text:p>7.08</text:p>
          </table:table-cell>
          <table:table-cell table:style-name="ce7" table:formula="of:=7.457-0.484" office:value-type="float" office:value="6.973">
            <text:p>6.973</text:p>
          </table:table-cell>
          <table:table-cell table:style-name="ce7" office:value-type="float" office:value="40">
            <text:p>40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46700 [-14cm]</text:p>
          </table:table-cell>
          <table:table-cell table:style-name="ce7" office:value-type="string">
            <text:p>7.0216 [7.1216]</text:p>
          </table:table-cell>
          <table:table-cell table:style-name="ce7" table:formula="of:=7.459-0.339" office:value-type="float" office:value="7.12">
            <text:p>7.12</text:p>
          </table:table-cell>
          <table:table-cell table:style-name="ce7" table:formula="of:=7.524-0.505" office:value-type="float" office:value="7.019">
            <text:p>7.019</text:p>
          </table:table-cell>
          <table:table-cell table:style-name="ce7" office:value-type="float" office:value="36">
            <text:p>36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753600 [-18cm]</text:p>
          </table:table-cell>
          <table:table-cell table:style-name="ce7" office:value-type="string">
            <text:p>7.0616 [7.1616]</text:p>
          </table:table-cell>
          <table:table-cell table:style-name="ce7" table:formula="of:=7.524-0.366" office:value-type="float" office:value="7.158">
            <text:p>7.158</text:p>
          </table:table-cell>
          <table:table-cell table:style-name="ce7" table:formula="of:=7.392-0.339" office:value-type="float" office:value="7.053">
            <text:p>7.053</text:p>
          </table:table-cell>
          <table:table-cell table:style-name="ce7" office:value-type="float" office:value="29">
            <text:p>29</text:p>
          </table:table-cell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5">
          <table:table-cell table:style-name="ce3" office:value-type="string">
            <text:p>using long arm and big source </text:p>
            <text:p>holder</text:p>
          </table:table-cell>
          <table:table-cell table:number-columns-repeated="18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office:value-type="string">
            <text:p>&lt;--- verifying pos from</text:p>
            <text:p>earlier in the day</text:p>
          </table:table-cell>
          <table:table-cell table:number-columns-repeated="13"/>
        </table:table-row>
        <table:table-row table:style-name="ro3">
          <table:table-cell table:style-name="ce7" office:value-type="float" office:value="753600">
            <text:p>753600</text:p>
          </table:table-cell>
          <table:table-cell table:style-name="ce7" office:value-type="string">
            <text:p>see above</text:p>
          </table:table-cell>
          <table:table-cell table:style-name="ce7" table:formula="of:=7.589-0.433" office:value-type="float" office:value="7.156">
            <text:p>7.156</text:p>
          </table:table-cell>
          <table:table-cell table:style-name="ce7" table:formula="of:=7.589-0.534" office:value-type="float" office:value="7.055">
            <text:p>7.055</text:p>
          </table:table-cell>
          <table:table-cell table:style-name="ce7" office:value-type="float" office:value="29">
            <text:p>29</text:p>
          </table:table-cell>
          <table:table-cell table:number-columns-repeated="14"/>
        </table:table-row>
        <table:table-row table:style-name="ro3">
          <table:table-cell table:style-name="ce7" office:value-type="float" office:value="746700">
            <text:p>746700</text:p>
          </table:table-cell>
          <table:table-cell table:style-name="ce7" office:value-type="string">
            <text:p>see above</text:p>
          </table:table-cell>
          <table:table-cell table:style-name="ce7" table:formula="of:=7.589-0.469" office:value-type="float" office:value="7.12">
            <text:p>7.12</text:p>
          </table:table-cell>
          <table:table-cell table:style-name="ce7" table:formula="of:=7.55-0.528" office:value-type="float" office:value="7.022">
            <text:p>7.022</text:p>
          </table:table-cell>
          <table:table-cell table:style-name="ce7" office:value-type="float" office:value="33">
            <text:p>33</text:p>
          </table:table-cell>
          <table:table-cell table:number-columns-repeated="14"/>
        </table:table-row>
        <table:table-row table:style-name="ro3">
          <table:table-cell table:style-name="ce7" office:value-type="float" office:value="738700">
            <text:p>738700</text:p>
          </table:table-cell>
          <table:table-cell table:style-name="ce7" office:value-type="string">
            <text:p>see above</text:p>
          </table:table-cell>
          <table:table-cell table:style-name="ce7" table:formula="of:=7.525-0.441" office:value-type="float" office:value="7.084">
            <text:p>7.084</text:p>
          </table:table-cell>
          <table:table-cell table:style-name="ce7" table:formula="of:=7.437-0.451" office:value-type="float" office:value="6.986">
            <text:p>6.986</text:p>
          </table:table-cell>
          <table:table-cell table:style-name="ce7" office:value-type="float" office:value="41">
            <text:p>41</text:p>
          </table:table-cell>
          <table:table-cell table:number-columns-repeated="14"/>
        </table:table-row>
        <table:table-row table:style-name="ro3">
          <table:table-cell table:style-name="ce7" office:value-type="float" office:value="731900">
            <text:p>731900</text:p>
          </table:table-cell>
          <table:table-cell table:style-name="ce7" office:value-type="string">
            <text:p>see above</text:p>
          </table:table-cell>
          <table:table-cell table:style-name="ce7" table:formula="of:=8.049-1.018" office:value-type="float" office:value="7.031">
            <text:p>7.031</text:p>
          </table:table-cell>
          <table:table-cell table:style-name="ce7" table:formula="of:=7.375-0.441" office:value-type="float" office:value="6.934">
            <text:p>6.934</text:p>
          </table:table-cell>
          <table:table-cell table:style-name="ce7" office:value-type="float" office:value="43">
            <text:p>43</text:p>
          </table:table-cell>
          <table:table-cell table:number-columns-repeated="14"/>
        </table:table-row>
        <table:table-row table:style-name="ro3" table:number-rows-repeated="2">
          <table:table-cell table:number-columns-repeated="19"/>
        </table:table-row>
        <table:table-row table:style-name="ro7">
          <table:table-cell table:style-name="ce8" office:value-type="string">
            <text:p>October 10, 2014</text:p>
          </table:table-cell>
          <table:table-cell table:number-columns-repeated="18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office:value-type="string">
            <text:p>&lt;-- verifying pos from</text:p>
            <text:p>Oct 9</text:p>
          </table:table-cell>
          <table:table-cell table:number-columns-repeated="13"/>
        </table:table-row>
        <table:table-row table:style-name="ro3">
          <table:table-cell table:style-name="ce7" office:value-type="float" office:value="720000">
            <text:p>720000</text:p>
          </table:table-cell>
          <table:table-cell table:style-name="ce7" office:value-type="string">
            <text:p>see above</text:p>
          </table:table-cell>
          <table:table-cell table:style-name="ce7" table:formula="of:=7.572-0.599" office:value-type="float" office:value="6.973">
            <text:p>6.973</text:p>
          </table:table-cell>
          <table:table-cell table:style-name="ce7" table:formula="of:=7.416-0.543" office:value-type="float" office:value="6.873">
            <text:p>6.873</text:p>
          </table:table-cell>
          <table:table-cell table:style-name="ce7" office:value-type="float" office:value="50">
            <text:p>50</text:p>
          </table:table-cell>
          <table:table-cell table:number-columns-repeated="14"/>
        </table:table-row>
        <table:table-row table:style-name="ro3">
          <table:table-cell table:style-name="ce7" office:value-type="float" office:value="745800">
            <text:p>745800</text:p>
          </table:table-cell>
          <table:table-cell table:style-name="ce7" office:value-type="string">
            <text:p>see above</text:p>
          </table:table-cell>
          <table:table-cell table:style-name="ce7" table:formula="of:=7.418-0.302" office:value-type="float" office:value="7.116">
            <text:p>7.116</text:p>
          </table:table-cell>
          <table:table-cell table:style-name="ce7" table:formula="of:=7.446-0.434" office:value-type="float" office:value="7.012">
            <text:p>7.012</text:p>
          </table:table-cell>
          <table:table-cell table:style-name="ce7" office:value-type="float" office:value="35">
            <text:p>35</text:p>
          </table:table-cell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 office:value-type="string">
            <text:p>see above</text:p>
          </table:table-cell>
          <table:table-cell table:style-name="ce7" table:formula="of:=7.448-0.576" office:value-type="float" office:value="6.872">
            <text:p>6.872</text:p>
          </table:table-cell>
          <table:table-cell table:style-name="ce7" table:formula="of:=7.318-0.543" office:value-type="float" office:value="6.775">
            <text:p>6.775</text:p>
          </table:table-cell>
          <table:table-cell table:style-name="ce7" office:value-type="float" office:value="61">
            <text:p>61</text:p>
          </table:table-cell>
          <table:table-cell table:number-columns-repeated="14"/>
        </table:table-row>
        <table:table-row table:style-name="ro3">
          <table:table-cell table:style-name="ce7" office:value-type="float" office:value="686700">
            <text:p>686700</text:p>
          </table:table-cell>
          <table:table-cell table:style-name="ce7" office:value-type="string">
            <text:p>see above</text:p>
          </table:table-cell>
          <table:table-cell table:style-name="ce7" table:formula="of:=7.317-0.531" office:value-type="float" office:value="6.786">
            <text:p>6.786</text:p>
          </table:table-cell>
          <table:table-cell table:style-name="ce7" table:formula="of:=7.187-0.505" office:value-type="float" office:value="6.682">
            <text:p>6.682</text:p>
          </table:table-cell>
          <table:table-cell table:style-name="ce7" office:value-type="float" office:value="72">
            <text:p>72</text:p>
          </table:table-cell>
          <table:table-cell table:number-columns-repeated="14"/>
        </table:table-row>
        <table:table-row table:style-name="ro3">
          <table:table-cell table:style-name="ce7" office:value-type="float" office:value="693900">
            <text:p>693900</text:p>
          </table:table-cell>
          <table:table-cell table:style-name="ce7" office:value-type="string">
            <text:p>see above</text:p>
          </table:table-cell>
          <table:table-cell table:style-name="ce7" table:formula="of:=7.187-0.359" office:value-type="float" office:value="6.828">
            <text:p>6.828</text:p>
          </table:table-cell>
          <table:table-cell table:style-name="ce7" table:formula="of:=7.25-0.528" office:value-type="float" office:value="6.722">
            <text:p>6.722</text:p>
          </table:table-cell>
          <table:table-cell table:style-name="ce7" office:value-type="float" office:value="66">
            <text:p>66</text:p>
          </table:table-cell>
          <table:table-cell table:number-columns-repeated="14"/>
        </table:table-row>
        <table:table-row table:style-name="ro3">
          <table:table-cell table:style-name="ce7" office:value-type="float" office:value="708000">
            <text:p>708000</text:p>
          </table:table-cell>
          <table:table-cell table:style-name="ce7" office:value-type="string">
            <text:p>see above</text:p>
          </table:table-cell>
          <table:table-cell table:style-name="ce7" table:formula="of:=7.385-0.477" office:value-type="float" office:value="6.908">
            <text:p>6.908</text:p>
          </table:table-cell>
          <table:table-cell table:style-name="ce7" table:formula="of:=7.309-0.506" office:value-type="float" office:value="6.803">
            <text:p>6.803</text:p>
          </table:table-cell>
          <table:table-cell table:style-name="ce7" office:value-type="float" office:value="55">
            <text:p>55</text:p>
          </table:table-cell>
          <table:table-cell table:number-columns-repeated="14"/>
        </table:table-row>
        <table:table-row table:style-name="ro3">
          <table:table-cell table:style-name="ce7" office:value-type="float" office:value="730700">
            <text:p>730700</text:p>
          </table:table-cell>
          <table:table-cell table:style-name="ce7" office:value-type="string">
            <text:p>see above</text:p>
          </table:table-cell>
          <table:table-cell table:style-name="ce7" table:formula="of:=7.307-0.276" office:value-type="float" office:value="7.031">
            <text:p>7.031</text:p>
          </table:table-cell>
          <table:table-cell table:style-name="ce7" table:formula="of:=7.45-0.518" office:value-type="float" office:value="6.932">
            <text:p>6.932</text:p>
          </table:table-cell>
          <table:table-cell table:style-name="ce7" office:value-type="float" office:value="44">
            <text:p>44</text:p>
          </table:table-cell>
          <table:table-cell table:number-columns-repeated="14"/>
        </table:table-row>
        <table:table-row table:style-name="ro3">
          <table:table-cell table:style-name="ce7" office:value-type="float" office:value="757000">
            <text:p>757000</text:p>
          </table:table-cell>
          <table:table-cell table:style-name="ce7" office:value-type="string">
            <text:p>see above</text:p>
          </table:table-cell>
          <table:table-cell table:style-name="ce7" table:formula="of:=7.447-0.274" office:value-type="float" office:value="7.173">
            <text:p>7.173</text:p>
          </table:table-cell>
          <table:table-cell table:style-name="ce7" table:formula="of:=7.605-0.531" office:value-type="float" office:value="7.074">
            <text:p>7.074</text:p>
          </table:table-cell>
          <table:table-cell table:style-name="ce7" office:value-type="float" office:value="26">
            <text:p>26</text:p>
          </table:table-cell>
          <table:table-cell table:number-columns-repeated="14"/>
        </table:table-row>
        <table:table-row table:style-name="ro3">
          <table:table-cell table:style-name="ce7" office:value-type="float" office:value="751500">
            <text:p>751500</text:p>
          </table:table-cell>
          <table:table-cell table:style-name="ce7" office:value-type="string">
            <text:p>see above</text:p>
          </table:table-cell>
          <table:table-cell table:style-name="ce7" table:formula="of:=8.046-0.901" office:value-type="float" office:value="7.145">
            <text:p>7.145</text:p>
          </table:table-cell>
          <table:table-cell table:style-name="ce7" table:formula="of:=7.562-0.515" office:value-type="float" office:value="7.047">
            <text:p>7.047</text:p>
          </table:table-cell>
          <table:table-cell table:style-name="ce7" office:value-type="float" office:value="30">
            <text:p>30</text:p>
          </table:table-cell>
          <table:table-cell table:number-columns-repeated="14"/>
        </table:table-row>
        <table:table-row table:style-name="ro3">
          <table:table-cell table:style-name="ce7" office:value-type="float" office:value="736100">
            <text:p>736100</text:p>
          </table:table-cell>
          <table:table-cell table:style-name="ce7" office:value-type="string">
            <text:p>see above</text:p>
          </table:table-cell>
          <table:table-cell table:style-name="ce7" table:formula="of:=7.562-0.495" office:value-type="float" office:value="7.067">
            <text:p>7.067</text:p>
          </table:table-cell>
          <table:table-cell table:style-name="ce7" table:formula="of:=7.486-0.522" office:value-type="float" office:value="6.964">
            <text:p>6.964</text:p>
          </table:table-cell>
          <table:table-cell table:style-name="ce7" office:value-type="float" office:value="42">
            <text:p>42</text:p>
          </table:table-cell>
          <table:table-cell table:number-columns-repeated="14"/>
        </table:table-row>
        <table:table-row table:style-name="ro3">
          <table:table-cell table:style-name="ce7" office:value-type="float" office:value="714000">
            <text:p>714000</text:p>
          </table:table-cell>
          <table:table-cell table:style-name="ce7" office:value-type="string">
            <text:p>see above</text:p>
          </table:table-cell>
          <table:table-cell table:style-name="ce7" table:formula="of:=7.471-0.541" office:value-type="float" office:value="6.93">
            <text:p>6.93</text:p>
          </table:table-cell>
          <table:table-cell table:style-name="ce7" table:formula="of:=7.385-0.55" office:value-type="float" office:value="6.835">
            <text:p>6.835</text:p>
          </table:table-cell>
          <table:table-cell table:style-name="ce7" office:value-type="float" office:value="52">
            <text:p>52</text:p>
          </table:table-cell>
          <table:table-cell table:number-columns-repeated="14"/>
        </table:table-row>
        <table:table-row table:style-name="ro3">
          <table:table-cell table:style-name="ce7" office:value-type="float" office:value="731900">
            <text:p>731900</text:p>
          </table:table-cell>
          <table:table-cell table:style-name="ce7" office:value-type="string">
            <text:p>see above</text:p>
          </table:table-cell>
          <table:table-cell table:style-name="ce7" table:formula="of:=7.439-0.396" office:value-type="float" office:value="7.043">
            <text:p>7.043</text:p>
          </table:table-cell>
          <table:table-cell table:style-name="ce7" table:formula="of:=7.42-0.482" office:value-type="float" office:value="6.938">
            <text:p>6.938</text:p>
          </table:table-cell>
          <table:table-cell table:style-name="ce7" office:value-type="float" office:value="44">
            <text:p>44</text:p>
          </table:table-cell>
          <table:table-cell table:number-columns-repeated="14"/>
        </table:table-row>
        <table:table-row table:style-name="ro3">
          <table:table-cell table:style-name="ce7" office:value-type="float" office:value="723700">
            <text:p>723700</text:p>
          </table:table-cell>
          <table:table-cell table:style-name="ce7" office:value-type="string">
            <text:p>see above</text:p>
          </table:table-cell>
          <table:table-cell table:style-name="ce7" table:formula="of:=7.42-0.424" office:value-type="float" office:value="6.996">
            <text:p>6.996</text:p>
          </table:table-cell>
          <table:table-cell table:style-name="ce7" table:formula="of:=7.399-0.505" office:value-type="float" office:value="6.894">
            <text:p>6.894</text:p>
          </table:table-cell>
          <table:table-cell table:style-name="ce7" office:value-type="float" office:value="46">
            <text:p>46</text:p>
          </table:table-cell>
          <table:table-cell table:number-columns-repeated="14"/>
        </table:table-row>
        <table:table-row table:style-name="ro3">
          <table:table-cell table:style-name="ce7" office:value-type="float" office:value="717200">
            <text:p>717200</text:p>
          </table:table-cell>
          <table:table-cell table:style-name="ce7" office:value-type="string">
            <text:p>see above</text:p>
          </table:table-cell>
          <table:table-cell table:style-name="ce7" table:formula="of:=7.401-0.439" office:value-type="float" office:value="6.962">
            <text:p>6.962</text:p>
          </table:table-cell>
          <table:table-cell table:style-name="ce7" table:formula="of:=7.356-0.49" office:value-type="float" office:value="6.866">
            <text:p>6.866</text:p>
          </table:table-cell>
          <table:table-cell table:style-name="ce7" office:value-type="float" office:value="49">
            <text:p>49</text:p>
          </table:table-cell>
          <table:table-cell table:number-columns-repeated="14"/>
        </table:table-row>
        <table:table-row table:style-name="ro3">
          <table:table-cell table:style-name="ce7" office:value-type="float" office:value="710400">
            <text:p>710400</text:p>
          </table:table-cell>
          <table:table-cell table:style-name="ce7" office:value-type="string">
            <text:p>see above</text:p>
          </table:table-cell>
          <table:table-cell table:style-name="ce7" table:formula="of:=7.354-0.426" office:value-type="float" office:value="6.928">
            <text:p>6.928</text:p>
          </table:table-cell>
          <table:table-cell table:style-name="ce7" table:formula="of:=7.254-0.43" office:value-type="float" office:value="6.824">
            <text:p>6.824</text:p>
          </table:table-cell>
          <table:table-cell table:style-name="ce7" office:value-type="float" office:value="53">
            <text:p>53</text:p>
          </table:table-cell>
          <table:table-cell table:number-columns-repeated="14"/>
        </table:table-row>
        <table:table-row table:style-name="ro3">
          <table:table-cell table:style-name="ce7" office:value-type="float" office:value="703100">
            <text:p>703100</text:p>
          </table:table-cell>
          <table:table-cell table:style-name="ce7" office:value-type="string">
            <text:p>see above</text:p>
          </table:table-cell>
          <table:table-cell table:style-name="ce7" table:formula="of:=7.251-0.37" office:value-type="float" office:value="6.881">
            <text:p>6.881</text:p>
          </table:table-cell>
          <table:table-cell table:style-name="ce7" table:formula="of:=7.233-0.455" office:value-type="float" office:value="6.778">
            <text:p>6.778</text:p>
          </table:table-cell>
          <table:table-cell table:style-name="ce7" office:value-type="float" office:value="57">
            <text:p>57</text:p>
          </table:table-cell>
          <table:table-cell table:number-columns-repeated="14"/>
        </table:table-row>
        <table:table-row table:style-name="ro3">
          <table:table-cell table:style-name="ce7" office:value-type="float" office:value="695400">
            <text:p>695400</text:p>
          </table:table-cell>
          <table:table-cell table:style-name="ce7" office:value-type="string">
            <text:p>see above</text:p>
          </table:table-cell>
          <table:table-cell table:style-name="ce7" table:formula="of:=7.386-0.562" office:value-type="float" office:value="6.824">
            <text:p>6.824</text:p>
          </table:table-cell>
          <table:table-cell table:style-name="ce7" table:formula="of:=7.277-0.542" office:value-type="float" office:value="6.735">
            <text:p>6.735</text:p>
          </table:table-cell>
          <table:table-cell table:style-name="ce7" office:value-type="float" office:value="64">
            <text:p>64</text:p>
          </table:table-cell>
          <table:table-cell table:number-columns-repeated="14"/>
        </table:table-row>
        <table:table-row table:style-name="ro3">
          <table:table-cell table:style-name="ce7" office:value-type="float" office:value="690300">
            <text:p>690300</text:p>
          </table:table-cell>
          <table:table-cell table:style-name="ce7" office:value-type="string">
            <text:p>see above</text:p>
          </table:table-cell>
          <table:table-cell table:style-name="ce7" table:formula="of:=7.277-0.469" office:value-type="float" office:value="6.808">
            <text:p>6.808</text:p>
          </table:table-cell>
          <table:table-cell table:style-name="ce7" table:formula="of:=7.211-0.511" office:value-type="float" office:value="6.7">
            <text:p>6.7</text:p>
          </table:table-cell>
          <table:table-cell table:style-name="ce7" office:value-type="float" office:value="66">
            <text:p>66</text:p>
          </table:table-cell>
          <table:table-cell table:number-columns-repeated="14"/>
        </table:table-row>
        <table:table-row table:style-name="ro3">
          <table:table-cell table:style-name="ce7" office:value-type="float" office:value="683200">
            <text:p>683200</text:p>
          </table:table-cell>
          <table:table-cell table:style-name="ce7" office:value-type="string">
            <text:p>see above</text:p>
          </table:table-cell>
          <table:table-cell table:style-name="ce7" table:formula="of:=7.212-0.45" office:value-type="float" office:value="6.762">
            <text:p>6.762</text:p>
          </table:table-cell>
          <table:table-cell table:style-name="ce7" table:formula="of:=7.121-0.458" office:value-type="float" office:value="6.663">
            <text:p>6.663</text:p>
          </table:table-cell>
          <table:table-cell table:style-name="ce7" office:value-type="float" office:value="68">
            <text:p>68</text:p>
          </table:table-cell>
          <table:table-cell table:number-columns-repeated="14"/>
        </table:table-row>
        <table:table-row table:style-name="ro3" table:number-rows-repeated="2">
          <table:table-cell table:number-columns-repeated="19"/>
        </table:table-row>
        <table:table-row table:style-name="ro8">
          <table:table-cell table:style-name="ce8" office:value-type="string">
            <text:p>October 11, 2014</text:p>
          </table:table-cell>
          <table:table-cell table:style-name="ce7" office:value-type="string">
            <text:p>z scan with </text:p>
            <text:p>short arm, big source</text:p>
            <text:p>holder</text:p>
          </table:table-cell>
          <table:table-cell table:number-columns-repeated="17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table:number-columns-repeated="14"/>
        </table:table-row>
        <table:table-row table:style-name="ro3">
          <table:table-cell table:style-name="ce7" office:value-type="float" office:value="720000">
            <text:p>720000</text:p>
          </table:table-cell>
          <table:table-cell table:style-name="ce7" office:value-type="string">
            <text:p>see above</text:p>
          </table:table-cell>
          <table:table-cell table:style-name="ce7" table:formula="of:=7.246-0.277" office:value-type="float" office:value="6.969">
            <text:p>6.969</text:p>
          </table:table-cell>
          <table:table-cell table:style-name="ce7" table:formula="of:=7.166-0.298" office:value-type="float" office:value="6.868">
            <text:p>6.868</text:p>
          </table:table-cell>
          <table:table-cell table:style-name="ce7" office:value-type="float" office:value="47">
            <text:p>47</text:p>
          </table:table-cell>
          <table:table-cell table:number-columns-repeated="14"/>
        </table:table-row>
        <table:table-row table:style-name="ro3">
          <table:table-cell table:style-name="ce7" office:value-type="float" office:value="714000">
            <text:p>714000</text:p>
          </table:table-cell>
          <table:table-cell table:style-name="ce7" office:value-type="string">
            <text:p>see above</text:p>
          </table:table-cell>
          <table:table-cell table:style-name="ce7" table:formula="of:=7.173-0.231" office:value-type="float" office:value="6.942">
            <text:p>6.942</text:p>
          </table:table-cell>
          <table:table-cell table:style-name="ce7" table:formula="of:=7.175-0.336" office:value-type="float" office:value="6.839">
            <text:p>6.839</text:p>
          </table:table-cell>
          <table:table-cell table:style-name="ce7" office:value-type="float" office:value="58">
            <text:p>58</text:p>
          </table:table-cell>
          <table:table-cell table:number-columns-repeated="14"/>
        </table:table-row>
        <table:table-row table:style-name="ro3">
          <table:table-cell table:style-name="ce7" office:value-type="float" office:value="708000">
            <text:p>708000</text:p>
          </table:table-cell>
          <table:table-cell table:style-name="ce7" office:value-type="string">
            <text:p>see above</text:p>
          </table:table-cell>
          <table:table-cell table:style-name="ce7" table:formula="of:=8.01-1.117" office:value-type="float" office:value="6.893">
            <text:p>6.893</text:p>
          </table:table-cell>
          <table:table-cell table:style-name="ce7" table:formula="of:=7.12-0.32" office:value-type="float" office:value="6.8">
            <text:p>6.8</text:p>
          </table:table-cell>
          <table:table-cell table:style-name="ce7" office:value-type="float" office:value="60">
            <text:p>60</text:p>
          </table:table-cell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 office:value-type="string">
            <text:p>see above</text:p>
          </table:table-cell>
          <table:table-cell table:style-name="ce7" table:formula="of:=7.115-0.255" office:value-type="float" office:value="6.86">
            <text:p>6.86</text:p>
          </table:table-cell>
          <table:table-cell table:style-name="ce7" table:formula="of:=7.156-0.389" office:value-type="float" office:value="6.767">
            <text:p>6.767</text:p>
          </table:table-cell>
          <table:table-cell table:style-name="ce7" office:value-type="float" office:value="66">
            <text:p>66</text:p>
          </table:table-cell>
          <table:table-cell table:number-columns-repeated="14"/>
        </table:table-row>
        <table:table-row table:style-name="ro3">
          <table:table-cell table:style-name="ce7" office:value-type="float" office:value="693900">
            <text:p>693900</text:p>
          </table:table-cell>
          <table:table-cell table:style-name="ce7" office:value-type="string">
            <text:p>see above</text:p>
          </table:table-cell>
          <table:table-cell table:style-name="ce7" table:formula="of:=7.468-0.647" office:value-type="float" office:value="6.821">
            <text:p>6.821</text:p>
          </table:table-cell>
          <table:table-cell table:style-name="ce7" table:formula="of:=7.176-0.454" office:value-type="float" office:value="6.722">
            <text:p>6.722</text:p>
          </table:table-cell>
          <table:table-cell table:style-name="ce7" office:value-type="float" office:value="69">
            <text:p>69</text:p>
          </table:table-cell>
          <table:table-cell table:number-columns-repeated="14"/>
        </table:table-row>
        <table:table-row table:style-name="ro3">
          <table:table-cell table:style-name="ce7" office:value-type="float" office:value="686700">
            <text:p>686700</text:p>
          </table:table-cell>
          <table:table-cell table:style-name="ce7" office:value-type="string">
            <text:p>see above</text:p>
          </table:table-cell>
          <table:table-cell table:style-name="ce7" table:formula="of:=7.175-0.395" office:value-type="float" office:value="6.78">
            <text:p>6.78</text:p>
          </table:table-cell>
          <table:table-cell table:style-name="ce7" table:formula="of:=7.083-0.408" office:value-type="float" office:value="6.675">
            <text:p>6.675</text:p>
          </table:table-cell>
          <table:table-cell table:style-name="ce7" office:value-type="float" office:value="72">
            <text:p>72</text:p>
          </table:table-cell>
          <table:table-cell table:number-columns-repeated="14"/>
        </table:table-row>
        <table:table-row table:style-name="ro3">
          <table:table-cell table:style-name="ce7" office:value-type="float" office:value="730700">
            <text:p>730700</text:p>
          </table:table-cell>
          <table:table-cell table:style-name="ce7" office:value-type="string">
            <text:p>see above</text:p>
          </table:table-cell>
          <table:table-cell table:style-name="ce7" table:formula="of:=8.013-0.99" office:value-type="float" office:value="7.023">
            <text:p>7.023</text:p>
          </table:table-cell>
          <table:table-cell table:style-name="ce7" table:formula="of:=7.33-0.406" office:value-type="float" office:value="6.924">
            <text:p>6.924</text:p>
          </table:table-cell>
          <table:table-cell table:style-name="ce7" office:value-type="float" office:value="47">
            <text:p>47</text:p>
          </table:table-cell>
          <table:table-cell table:number-columns-repeated="14"/>
        </table:table-row>
        <table:table-row table:style-name="ro3">
          <table:table-cell table:style-name="ce7" office:value-type="float" office:value="736100">
            <text:p>736100</text:p>
          </table:table-cell>
          <table:table-cell table:style-name="ce7" office:value-type="string">
            <text:p>see above</text:p>
          </table:table-cell>
          <table:table-cell table:style-name="ce7" table:formula="of:=7.334-0.277" office:value-type="float" office:value="7.057">
            <text:p>7.057</text:p>
          </table:table-cell>
          <table:table-cell table:style-name="ce7" table:formula="of:=7.329-0.373" office:value-type="float" office:value="6.956">
            <text:p>6.956</text:p>
          </table:table-cell>
          <table:table-cell table:style-name="ce7" office:value-type="float" office:value="42">
            <text:p>42</text:p>
          </table:table-cell>
          <table:table-cell table:number-columns-repeated="14"/>
        </table:table-row>
        <table:table-row table:style-name="ro3">
          <table:table-cell table:style-name="ce7" office:value-type="float" office:value="745800">
            <text:p>745800</text:p>
          </table:table-cell>
          <table:table-cell table:style-name="ce7" office:value-type="string">
            <text:p>see above</text:p>
          </table:table-cell>
          <table:table-cell table:style-name="ce7" table:formula="of:=7.328-0.22" office:value-type="float" office:value="7.108">
            <text:p>7.108</text:p>
          </table:table-cell>
          <table:table-cell table:style-name="ce7" table:formula="of:=7.421-0.409" office:value-type="float" office:value="7.012">
            <text:p>7.012</text:p>
          </table:table-cell>
          <table:table-cell table:style-name="ce7" office:value-type="float" office:value="37">
            <text:p>37</text:p>
          </table:table-cell>
          <table:table-cell table:number-columns-repeated="14"/>
        </table:table-row>
        <table:table-row table:style-name="ro3">
          <table:table-cell table:style-name="ce7" office:value-type="float" office:value="751500">
            <text:p>751500</text:p>
          </table:table-cell>
          <table:table-cell table:style-name="ce7" office:value-type="string">
            <text:p>see above</text:p>
          </table:table-cell>
          <table:table-cell table:style-name="ce7" table:formula="of:=7.42-0.279" office:value-type="float" office:value="7.141">
            <text:p>7.141</text:p>
          </table:table-cell>
          <table:table-cell table:style-name="ce7" table:formula="of:=7.424-0.388" office:value-type="float" office:value="7.036">
            <text:p>7.036</text:p>
          </table:table-cell>
          <table:table-cell table:style-name="ce7" office:value-type="float" office:value="35">
            <text:p>35</text:p>
          </table:table-cell>
          <table:table-cell table:number-columns-repeated="14"/>
        </table:table-row>
        <table:table-row table:style-name="ro3">
          <table:table-cell table:style-name="ce7" office:value-type="float" office:value="757000">
            <text:p>757000</text:p>
          </table:table-cell>
          <table:table-cell table:style-name="ce7" office:value-type="string">
            <text:p>see above</text:p>
          </table:table-cell>
          <table:table-cell table:style-name="ce7" table:formula="of:=7.424-0.258" office:value-type="float" office:value="7.166">
            <text:p>7.166</text:p>
          </table:table-cell>
          <table:table-cell table:style-name="ce7" table:formula="of:=7.435-0.366" office:value-type="float" office:value="7.069">
            <text:p>7.069</text:p>
          </table:table-cell>
          <table:table-cell table:style-name="ce7" office:value-type="float" office:value="30">
            <text:p>30</text:p>
          </table:table-cell>
          <table:table-cell table:number-columns-repeated="14"/>
        </table:table-row>
        <table:table-row table:style-name="ro3">
          <table:table-cell table:style-name="ce7" office:value-type="float" office:value="720000">
            <text:p>720000</text:p>
          </table:table-cell>
          <table:table-cell table:style-name="ce7" office:value-type="string">
            <text:p>see above</text:p>
          </table:table-cell>
          <table:table-cell table:style-name="ce7" table:formula="of:=7.365-0.393" office:value-type="float" office:value="6.972">
            <text:p>6.972</text:p>
          </table:table-cell>
          <table:table-cell table:style-name="ce7" table:formula="of:=7.247-0.378" office:value-type="float" office:value="6.869">
            <text:p>6.869</text:p>
          </table:table-cell>
          <table:table-cell table:style-name="ce7" office:value-type="float" office:value="54">
            <text:p>54</text:p>
          </table:table-cell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8">
          <table:table-cell/>
          <table:table-cell office:value-type="string">
            <text:p>z scan with</text:p>
            <text:p>long arm and original</text:p>
            <text:p>source holder</text:p>
          </table:table-cell>
          <table:table-cell table:number-columns-repeated="17"/>
        </table:table-row>
        <table:table-row table:style-name="ro8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  <text:p>[level/phone]</text:p>
          </table:table-cell>
          <table:table-cell table:number-columns-repeated="14"/>
        </table:table-row>
        <table:table-row table:style-name="ro3">
          <table:table-cell table:style-name="ce7" office:value-type="float" office:value="686700">
            <text:p>686700</text:p>
          </table:table-cell>
          <table:table-cell table:style-name="ce7" office:value-type="string">
            <text:p>see above</text:p>
          </table:table-cell>
          <table:table-cell table:style-name="ce7" table:formula="of:=7.114-0.338" office:value-type="float" office:value="6.776">
            <text:p>6.776</text:p>
          </table:table-cell>
          <table:table-cell table:style-name="ce7" table:formula="of:=7.024-0.347" office:value-type="float" office:value="6.677">
            <text:p>6.677</text:p>
          </table:table-cell>
          <table:table-cell table:style-name="ce7" office:value-type="string">
            <text:p>70/66</text:p>
          </table:table-cell>
          <table:table-cell table:number-columns-repeated="14"/>
        </table:table-row>
        <table:table-row table:style-name="ro3">
          <table:table-cell table:style-name="ce7" office:value-type="float" office:value="693900">
            <text:p>693900</text:p>
          </table:table-cell>
          <table:table-cell table:style-name="ce7" office:value-type="string">
            <text:p>see above</text:p>
          </table:table-cell>
          <table:table-cell table:style-name="ce7" table:formula="of:=7.429-0.617" office:value-type="float" office:value="6.812">
            <text:p>6.812</text:p>
          </table:table-cell>
          <table:table-cell table:style-name="ce7" table:formula="of:=7.295-0.577" office:value-type="float" office:value="6.718">
            <text:p>6.718</text:p>
          </table:table-cell>
          <table:table-cell table:style-name="ce7" office:value-type="string">
            <text:p>66/66</text:p>
          </table:table-cell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 office:value-type="string">
            <text:p>see above</text:p>
          </table:table-cell>
          <table:table-cell table:style-name="ce7" table:formula="of:=7.294-0.428" office:value-type="float" office:value="6.866">
            <text:p>6.866</text:p>
          </table:table-cell>
          <table:table-cell table:style-name="ce7" table:formula="of:=7.201-0.432" office:value-type="float" office:value="6.769">
            <text:p>6.769</text:p>
          </table:table-cell>
          <table:table-cell table:style-name="ce7" office:value-type="string">
            <text:p>60/60</text:p>
          </table:table-cell>
          <table:table-cell table:number-columns-repeated="14"/>
        </table:table-row>
        <table:table-row table:style-name="ro3">
          <table:table-cell table:style-name="ce7" office:value-type="float" office:value="730700">
            <text:p>730700</text:p>
          </table:table-cell>
          <table:table-cell table:style-name="ce7" office:value-type="string">
            <text:p>see above</text:p>
          </table:table-cell>
          <table:table-cell table:style-name="ce7" table:formula="of:=7.383-0.351" office:value-type="float" office:value="7.032">
            <text:p>7.032</text:p>
          </table:table-cell>
          <table:table-cell table:style-name="ce7" table:formula="of:=7.395-0.466" office:value-type="float" office:value="6.929">
            <text:p>6.929</text:p>
          </table:table-cell>
          <table:table-cell table:style-name="ce7" office:value-type="string">
            <text:p>43/43</text:p>
          </table:table-cell>
          <table:table-cell table:number-columns-repeated="14"/>
        </table:table-row>
        <table:table-row table:style-name="ro3">
          <table:table-cell table:style-name="ce7" office:value-type="float" office:value="745800">
            <text:p>745800</text:p>
          </table:table-cell>
          <table:table-cell table:style-name="ce7" office:value-type="string">
            <text:p>see above</text:p>
          </table:table-cell>
          <table:table-cell table:style-name="ce7" table:formula="of:=7.397-0.283" office:value-type="float" office:value="7.114">
            <text:p>7.114</text:p>
          </table:table-cell>
          <table:table-cell table:style-name="ce7" table:formula="of:=7.521-0.518" office:value-type="float" office:value="7.003">
            <text:p>7.003</text:p>
          </table:table-cell>
          <table:table-cell table:style-name="ce7" office:value-type="string">
            <text:p>33/30</text:p>
          </table:table-cell>
          <table:table-cell table:number-columns-repeated="14"/>
        </table:table-row>
        <table:table-row table:style-name="ro3">
          <table:table-cell table:style-name="ce7" office:value-type="float" office:value="757000">
            <text:p>757000</text:p>
          </table:table-cell>
          <table:table-cell table:style-name="ce7" office:value-type="string">
            <text:p>see above</text:p>
          </table:table-cell>
          <table:table-cell table:style-name="ce7" table:formula="of:=7.521-0.354" office:value-type="float" office:value="7.167">
            <text:p>7.167</text:p>
          </table:table-cell>
          <table:table-cell table:style-name="ce7" table:formula="of:=7.485-0.42" office:value-type="float" office:value="7.065">
            <text:p>7.065</text:p>
          </table:table-cell>
          <table:table-cell table:style-name="ce7" office:value-type="string">
            <text:p>26/26</text:p>
          </table:table-cell>
          <table:table-cell table:number-columns-repeated="14"/>
        </table:table-row>
        <table:table-row table:style-name="ro3" table:number-rows-repeated="2">
          <table:table-cell table:number-columns-repeated="19"/>
        </table:table-row>
        <table:table-row table:style-name="ro7">
          <table:table-cell table:style-name="ce8" office:value-type="string">
            <text:p>October 12, 2014</text:p>
          </table:table-cell>
          <table:table-cell table:style-name="ce7" office:value-type="string">
            <text:p>Deployment Scan</text:p>
          </table:table-cell>
          <table:table-cell table:number-columns-repeated="17"/>
        </table:table-row>
        <table:table-row table:style-name="ro5">
          <table:table-cell table:style-name="ce6" office:value-type="string">
            <text:p>Step [AAr z]</text:p>
          </table:table-cell>
          <table:table-cell table:style-name="ce6" office:value-type="string">
            <text:p>Want Pig bottom @</text:p>
            <text:p>(m)</text:p>
          </table:table-cell>
          <table:table-cell table:style-name="ce6" office:value-type="string">
            <text:p>Z as measured before Articulation</text:p>
            <text:p>(m)</text:p>
          </table:table-cell>
          <table:table-cell table:style-name="ce6" office:value-type="string">
            <text:p>Z as measured when Articulated</text:p>
            <text:p>(m)</text:p>
          </table:table-cell>
          <table:table-cell table:style-name="ce6" office:value-type="string">
            <text:p>Articulation </text:p>
            <text:p>Mark (past 180)</text:p>
          </table:table-cell>
          <table:table-cell table:number-columns-repeated="14"/>
        </table:table-row>
        <table:table-row table:style-name="ro3">
          <table:table-cell table:style-name="ce7" office:value-type="float" office:value="720000">
            <text:p>720000</text:p>
          </table:table-cell>
          <table:table-cell table:style-name="ce7" office:value-type="string">
            <text:p>center</text:p>
          </table:table-cell>
          <table:table-cell table:style-name="ce7" table:formula="of:=8.05-1.083" office:value-type="float" office:value="6.967">
            <text:p>6.967</text:p>
          </table:table-cell>
          <table:table-cell table:style-name="ce7" table:formula="of:=7.308-0.44" office:value-type="float" office:value="6.868">
            <text:p>6.868</text:p>
          </table:table-cell>
          <table:table-cell table:style-name="ce7" office:value-type="float" office:value="47">
            <text:p>47</text:p>
          </table:table-cell>
          <table:table-cell table:number-columns-repeated="14"/>
        </table:table-row>
        <table:table-row table:style-name="ro3">
          <table:table-cell table:style-name="ce7" office:value-type="float" office:value="745800">
            <text:p>745800</text:p>
          </table:table-cell>
          <table:table-cell table:style-name="ce7" office:value-type="string">
            <text:p>down 12cm</text:p>
          </table:table-cell>
          <table:table-cell table:style-name="ce7" table:formula="of:=7.515-0.409" office:value-type="float" office:value="7.106">
            <text:p>7.106</text:p>
          </table:table-cell>
          <table:table-cell table:style-name="ce7" table:formula="of:=7.732-0.722" office:value-type="float" office:value="7.01">
            <text:p>7.01</text:p>
          </table:table-cell>
          <table:table-cell table:style-name="ce7" office:value-type="float" office:value="39">
            <text:p>39</text:p>
          </table:table-cell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 office:value-type="string">
            <text:p>up 12cm</text:p>
          </table:table-cell>
          <table:table-cell table:style-name="ce7" table:formula="of:=7.729-0.871" office:value-type="float" office:value="6.858">
            <text:p>6.858</text:p>
          </table:table-cell>
          <table:table-cell table:style-name="ce7" table:formula="of:=7.246-0.483" office:value-type="float" office:value="6.763">
            <text:p>6.763</text:p>
          </table:table-cell>
          <table:table-cell table:style-name="ce7" office:value-type="float" office:value="65">
            <text:p>65</text:p>
          </table:table-cell>
          <table:table-cell table:number-columns-repeated="14"/>
        </table:table-row>
        <table:table-row table:style-name="ro3">
          <table:table-cell table:style-name="ce7" table:number-columns-repeated="5"/>
          <table:table-cell table:number-columns-repeated="14"/>
        </table:table-row>
        <table:table-row table:style-name="ro3">
          <table:table-cell table:style-name="ce7" office:value-type="string">
            <text:p>Rotate 15 degrees</text:p>
          </table:table-cell>
          <table:table-cell table:style-name="ce7" table:number-columns-repeated="4"/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 office:value-type="string">
            <text:p>up 12cm</text:p>
          </table:table-cell>
          <table:table-cell table:style-name="ce7" table:formula="of:=7.532-0.672" office:value-type="float" office:value="6.86">
            <text:p>6.86</text:p>
          </table:table-cell>
          <table:table-cell table:style-name="ce7" table:formula="of:=7.245-0.483" office:value-type="float" office:value="6.762">
            <text:p>6.762</text:p>
          </table:table-cell>
          <table:table-cell table:style-name="ce7" office:value-type="float" office:value="65">
            <text:p>65</text:p>
          </table:table-cell>
          <table:table-cell table:number-columns-repeated="14"/>
        </table:table-row>
        <table:table-row table:style-name="ro3">
          <table:table-cell table:style-name="ce7" office:value-type="float" office:value="720000">
            <text:p>720000</text:p>
          </table:table-cell>
          <table:table-cell table:style-name="ce7" office:value-type="string">
            <text:p>center</text:p>
          </table:table-cell>
          <table:table-cell table:style-name="ce7" table:formula="of:=8.065-1.094" office:value-type="float" office:value="6.971">
            <text:p>6.971</text:p>
          </table:table-cell>
          <table:table-cell table:style-name="ce7" table:formula="of:=7.34-0.466" office:value-type="float" office:value="6.874">
            <text:p>6.874</text:p>
          </table:table-cell>
          <table:table-cell table:style-name="ce7" office:value-type="float" office:value="47">
            <text:p>47</text:p>
          </table:table-cell>
          <table:table-cell table:number-columns-repeated="14"/>
        </table:table-row>
        <table:table-row table:style-name="ro3">
          <table:table-cell table:style-name="ce7" office:value-type="float" office:value="745800">
            <text:p>745800</text:p>
          </table:table-cell>
          <table:table-cell table:style-name="ce7" office:value-type="string">
            <text:p>down 12cm</text:p>
          </table:table-cell>
          <table:table-cell table:style-name="ce7" table:formula="of:=7.5-0.385" office:value-type="float" office:value="7.115">
            <text:p>7.115</text:p>
          </table:table-cell>
          <table:table-cell table:style-name="ce7" table:formula="of:=7.495-0.487" office:value-type="float" office:value="7.008">
            <text:p>7.008</text:p>
          </table:table-cell>
          <table:table-cell table:style-name="ce7" office:value-type="float" office:value="39">
            <text:p>39</text:p>
          </table:table-cell>
          <table:table-cell table:number-columns-repeated="14"/>
        </table:table-row>
        <table:table-row table:style-name="ro3">
          <table:table-cell table:style-name="ce7" table:number-columns-repeated="5"/>
          <table:table-cell table:number-columns-repeated="14"/>
        </table:table-row>
        <table:table-row table:style-name="ro3">
          <table:table-cell table:style-name="ce7" office:value-type="float" office:value="702000">
            <text:p>702000</text:p>
          </table:table-cell>
          <table:table-cell table:style-name="ce7"/>
          <table:table-cell table:style-name="ce7" table:formula="of:=8.016-1.16" office:value-type="float" office:value="6.856">
            <text:p>6.856</text:p>
          </table:table-cell>
          <table:table-cell table:style-name="ce7" table:formula="of:=8.016-1.26" office:value-type="float" office:value="6.756">
            <text:p>6.756</text:p>
          </table:table-cell>
          <table:table-cell table:style-name="ce7"/>
          <table:table-cell table:number-columns-repeated="14"/>
        </table:table-row>
        <table:table-row table:style-name="ro3" table:number-rows-repeated="125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2" table:default-cell-style-name="ce2"/>
        <table:table-column table:style-name="co17" table:default-cell-style-name="ce2"/>
        <table:table-column table:style-name="co2" table:default-cell-style-name="ce2"/>
        <table:table-row table:style-name="ro10">
          <table:table-cell table:style-name="ce4" office:value-type="string">
            <text:p>TESTING DATA</text:p>
          </table:table-cell>
          <table:table-cell table:number-columns-repeated="7"/>
        </table:table-row>
        <table:table-row table:style-name="ro11">
          <table:table-cell table:number-columns-repeated="8"/>
        </table:table-row>
        <table:table-row table:style-name="ro12">
          <table:table-cell table:style-name="ce8" office:value-type="string">
            <text:p>October 6, 2014</text:p>
          </table:table-cell>
          <table:table-cell table:style-name="ce7" office:value-type="string">
            <text:p>Z Position </text:p>
            <text:p>Reproducibility</text:p>
          </table:table-cell>
          <table:table-cell table:style-name="ce7" office:value-type="string">
            <text:p>same steps for each of</text:p>
            <text:p>the runs 0.5 and 1</text:p>
          </table:table-cell>
          <table:table-cell table:number-columns-repeated="5"/>
        </table:table-row>
        <table:table-row table:style-name="ro13">
          <table:table-cell table:style-name="ce3" office:value-type="string">
            <text:p>Run 0.5 Pig Position </text:p>
            <text:p>(m)</text:p>
          </table:table-cell>
          <table:table-cell table:style-name="ce15" office:value-type="string">
            <text:p>Step Position</text:p>
          </table:table-cell>
          <table:table-cell table:style-name="ce3" office:value-type="string">
            <text:p>Run 1 Pig Position</text:p>
            <text:p>(m)</text:p>
          </table:table-cell>
          <table:table-cell/>
          <table:table-cell office:value-type="string">
            <text:p>To correlate these positions with later</text:p>
            <text:p>positions (the ones that are relative to </text:p>
            <text:p>the metal sheet), we took the following:</text:p>
          </table:table-cell>
          <table:table-cell table:style-name="ce3" office:value-type="string">
            <text:p>Step</text:p>
          </table:table-cell>
          <table:table-cell table:style-name="ce3" office:value-type="string">
            <text:p>Z Position</text:p>
            <text:p>(pig bottom relative</text:p>
            <text:p>to metal sheet) </text:p>
            <text:p>[m]</text:p>
          </table:table-cell>
          <table:table-cell/>
        </table:table-row>
        <table:table-row table:style-name="ro11">
          <table:table-cell table:style-name="ce7" office:value-type="float" office:value="0.22">
            <text:p>0.22</text:p>
          </table:table-cell>
          <table:table-cell table:style-name="ce15" office:value-type="float" office:value="889386">
            <text:p>889386</text:p>
          </table:table-cell>
          <table:table-cell table:style-name="ce7" office:value-type="float" office:value="0.218">
            <text:p>0.218</text:p>
          </table:table-cell>
          <table:table-cell table:number-columns-repeated="2"/>
          <table:table-cell table:style-name="ce7" office:value-type="float" office:value="791073">
            <text:p>791073</text:p>
          </table:table-cell>
          <table:table-cell table:style-name="ce7" table:formula="of:=8.077-0.742" office:value-type="float" office:value="7.335">
            <text:p>7.335</text:p>
          </table:table-cell>
          <table:table-cell/>
        </table:table-row>
        <table:table-row table:style-name="ro11">
          <table:table-cell table:style-name="ce7" office:value-type="float" office:value="0.322">
            <text:p>0.322</text:p>
          </table:table-cell>
          <table:table-cell table:style-name="ce15" office:value-type="float" office:value="862339">
            <text:p>862339</text:p>
          </table:table-cell>
          <table:table-cell table:style-name="ce7" office:value-type="float" office:value="0.321">
            <text:p>0.321</text:p>
          </table:table-cell>
          <table:table-cell table:number-columns-repeated="2"/>
          <table:table-cell table:style-name="ce7" office:value-type="float" office:value="718178">
            <text:p>718178</text:p>
          </table:table-cell>
          <table:table-cell table:style-name="ce7" table:formula="of:=8.077-1.118" office:value-type="float" office:value="6.959">
            <text:p>6.959</text:p>
          </table:table-cell>
          <table:table-cell/>
        </table:table-row>
        <table:table-row table:style-name="ro11">
          <table:table-cell table:style-name="ce7" office:value-type="float" office:value="0.415">
            <text:p>0.415</text:p>
          </table:table-cell>
          <table:table-cell table:style-name="ce15" office:value-type="float" office:value="839078">
            <text:p>839078</text:p>
          </table:table-cell>
          <table:table-cell table:style-name="ce7" office:value-type="float" office:value="0.414">
            <text:p>0.414</text:p>
          </table:table-cell>
          <table:table-cell table:number-columns-repeated="2"/>
          <table:table-cell table:style-name="ce7" office:value-type="float" office:value="638335">
            <text:p>638335</text:p>
          </table:table-cell>
          <table:table-cell table:style-name="ce7" table:formula="of:=8.077-1.604" office:value-type="float" office:value="6.473">
            <text:p>6.473</text:p>
          </table:table-cell>
          <table:table-cell/>
        </table:table-row>
        <table:table-row table:style-name="ro11">
          <table:table-cell table:style-name="ce7" office:value-type="float" office:value="0.521">
            <text:p>0.521</text:p>
          </table:table-cell>
          <table:table-cell table:style-name="ce15" office:value-type="float" office:value="815146">
            <text:p>815146</text:p>
          </table:table-cell>
          <table:table-cell table:style-name="ce7" office:value-type="float" office:value="0.52">
            <text:p>0.5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1">
          <table:table-cell table:style-name="ce7" office:value-type="float" office:value="0.632">
            <text:p>0.632</text:p>
          </table:table-cell>
          <table:table-cell table:style-name="ce15" office:value-type="float" office:value="791073">
            <text:p>791073</text:p>
          </table:table-cell>
          <table:table-cell table:style-name="ce7" office:value-type="float" office:value="0.63">
            <text:p>0.63</text:p>
          </table:table-cell>
          <table:table-cell table:number-columns-repeated="5"/>
        </table:table-row>
        <table:table-row table:style-name="ro11">
          <table:table-cell table:style-name="ce7" office:value-type="float" office:value="0.75">
            <text:p>0.75</text:p>
          </table:table-cell>
          <table:table-cell table:style-name="ce15" office:value-type="float" office:value="766936">
            <text:p>766936</text:p>
          </table:table-cell>
          <table:table-cell table:style-name="ce7" office:value-type="float" office:value="0.748">
            <text:p>0.748</text:p>
          </table:table-cell>
          <table:table-cell table:number-columns-repeated="2"/>
          <table:table-cell table:style-name="ce16" office:value-type="string">
            <text:p>15 cm above full extension:</text:p>
          </table:table-cell>
          <table:table-cell table:number-columns-repeated="2"/>
        </table:table-row>
        <table:table-row table:style-name="ro11">
          <table:table-cell table:style-name="ce7" office:value-type="float" office:value="0.881">
            <text:p>0.881</text:p>
          </table:table-cell>
          <table:table-cell table:style-name="ce15" office:value-type="float" office:value="742134">
            <text:p>742134</text:p>
          </table:table-cell>
          <table:table-cell table:style-name="ce7" office:value-type="float" office:value="0.879">
            <text:p>0.879</text:p>
          </table:table-cell>
          <table:table-cell table:number-columns-repeated="5"/>
        </table:table-row>
        <table:table-row table:style-name="ro11">
          <table:table-cell table:style-name="ce7" office:value-type="float" office:value="1.011">
            <text:p>1.011</text:p>
          </table:table-cell>
          <table:table-cell table:style-name="ce15" office:value-type="float" office:value="718178">
            <text:p>718178</text:p>
          </table:table-cell>
          <table:table-cell table:style-name="ce7" office:value-type="float" office:value="1.008">
            <text:p>1.008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1">
          <table:table-cell table:style-name="ce7" office:value-type="float" office:value="1.152">
            <text:p>1.152</text:p>
          </table:table-cell>
          <table:table-cell table:style-name="ce15" office:value-type="float" office:value="694153">
            <text:p>694153</text:p>
          </table:table-cell>
          <table:table-cell table:style-name="ce7" office:value-type="float" office:value="1.149">
            <text:p>1.14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39078">
            <text:p>839078</text:p>
          </table:table-cell>
          <table:table-cell office:value-type="float" office:value="0.415">
            <text:p>0.415</text:p>
          </table:table-cell>
        </table:table-row>
        <table:table-row table:style-name="ro11">
          <table:table-cell table:style-name="ce7" office:value-type="float" office:value="1.348">
            <text:p>1.348</text:p>
          </table:table-cell>
          <table:table-cell table:style-name="ce15" office:value-type="float" office:value="662042">
            <text:p>662042</text:p>
          </table:table-cell>
          <table:table-cell table:style-name="ce7" office:value-type="float" office:value="1.345">
            <text:p>1.34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62339">
            <text:p>862339</text:p>
          </table:table-cell>
          <table:table-cell office:value-type="float" office:value="0.321">
            <text:p>0.321</text:p>
          </table:table-cell>
        </table:table-row>
        <table:table-row table:style-name="ro11">
          <table:table-cell table:style-name="ce7" office:value-type="float" office:value="1.498">
            <text:p>1.498</text:p>
          </table:table-cell>
          <table:table-cell table:style-name="ce15" office:value-type="float" office:value="638335">
            <text:p>638335</text:p>
          </table:table-cell>
          <table:table-cell table:style-name="ce7" office:value-type="float" office:value="1.496">
            <text:p>1.496</text:p>
          </table:table-cell>
          <table:table-cell table:number-columns-repeated="5"/>
        </table:table-row>
        <table:table-row table:style-name="ro11">
          <table:table-cell table:style-name="ce7" office:value-type="float" office:value="1.662">
            <text:p>1.662</text:p>
          </table:table-cell>
          <table:table-cell table:style-name="ce15" office:value-type="float" office:value="614181">
            <text:p>614181</text:p>
          </table:table-cell>
          <table:table-cell table:style-name="ce7" office:value-type="float" office:value="1.659">
            <text:p>1.659</text:p>
          </table:table-cell>
          <table:table-cell table:number-columns-repeated="2"/>
          <table:table-cell office:value-type="string">
            <text:p>m</text:p>
          </table:table-cell>
          <table:table-cell table:formula="of:=([.H13]-[.H14])/([.G13]-[.G14])" office:value-type="float" office:value="-0.00000404109883495981">
            <text:p>-4.04109883495981E-006</text:p>
          </table:table-cell>
          <table:table-cell/>
        </table:table-row>
        <table:table-row table:style-name="ro11">
          <table:table-cell table:style-name="ce7" office:value-type="float" office:value="1.827">
            <text:p>1.827</text:p>
          </table:table-cell>
          <table:table-cell table:style-name="ce15" office:value-type="float" office:value="590483">
            <text:p>590483</text:p>
          </table:table-cell>
          <table:table-cell table:style-name="ce7" office:value-type="float" office:value="1.825">
            <text:p>1.825</text:p>
          </table:table-cell>
          <table:table-cell table:number-columns-repeated="5"/>
        </table:table-row>
        <table:table-row table:style-name="ro11">
          <table:table-cell table:style-name="ce7" office:value-type="float" office:value="2.007">
            <text:p>2.007</text:p>
          </table:table-cell>
          <table:table-cell table:style-name="ce15" office:value-type="float" office:value="565765">
            <text:p>565765</text:p>
          </table:table-cell>
          <table:table-cell table:style-name="ce7" office:value-type="float" office:value="2.005">
            <text:p>2.005</text:p>
          </table:table-cell>
          <table:table-cell table:number-columns-repeated="2"/>
          <table:table-cell office:value-type="string">
            <text:p>y</text:p>
          </table:table-cell>
          <table:table-cell table:formula="of:=[.G13]+([.H18]-[.H13])/[.G16]" office:value-type="float" office:value="850708.5">
            <text:p>850708.5</text:p>
          </table:table-cell>
          <table:table-cell table:formula="of:=0.218+0.15" office:value-type="float" office:value="0.368">
            <text:p>0.368</text:p>
          </table:table-cell>
        </table:table-row>
        <table:table-row table:style-name="ro11">
          <table:table-cell table:style-name="ce7" office:value-type="float" office:value="2.195">
            <text:p>2.195</text:p>
          </table:table-cell>
          <table:table-cell table:style-name="ce15" office:value-type="float" office:value="541163">
            <text:p>541163</text:p>
          </table:table-cell>
          <table:table-cell table:style-name="ce7" office:value-type="float" office:value="2.192">
            <text:p>2.192</text:p>
          </table:table-cell>
          <table:table-cell table:number-columns-repeated="5"/>
        </table:table-row>
        <table:table-row table:style-name="ro11">
          <table:table-cell table:style-name="ce7" office:value-type="float" office:value="2.383">
            <text:p>2.383</text:p>
          </table:table-cell>
          <table:table-cell table:style-name="ce15" office:value-type="float" office:value="517069">
            <text:p>517069</text:p>
          </table:table-cell>
          <table:table-cell table:style-name="ce7" office:value-type="float" office:value="2.38">
            <text:p>2.38</text:p>
          </table:table-cell>
          <table:table-cell table:number-columns-repeated="5"/>
        </table:table-row>
        <table:table-row table:style-name="ro11">
          <table:table-cell table:style-name="ce7" office:value-type="float" office:value="2.594">
            <text:p>2.594</text:p>
          </table:table-cell>
          <table:table-cell table:style-name="ce15" office:value-type="float" office:value="491532">
            <text:p>491532</text:p>
          </table:table-cell>
          <table:table-cell table:style-name="ce7" office:value-type="float" office:value="2.59">
            <text:p>2.59</text:p>
          </table:table-cell>
          <table:table-cell table:number-columns-repeated="5"/>
        </table:table-row>
        <table:table-row table:style-name="ro11">
          <table:table-cell table:style-name="ce7" office:value-type="float" office:value="2.799">
            <text:p>2.799</text:p>
          </table:table-cell>
          <table:table-cell table:style-name="ce15" office:value-type="float" office:value="467282">
            <text:p>467282</text:p>
          </table:table-cell>
          <table:table-cell table:style-name="ce7" office:value-type="float" office:value="2.794">
            <text:p>2.794</text:p>
          </table:table-cell>
          <table:table-cell table:number-columns-repeated="5"/>
        </table:table-row>
        <table:table-row table:style-name="ro11">
          <table:table-cell table:style-name="ce7" office:value-type="float" office:value="3.011">
            <text:p>3.011</text:p>
          </table:table-cell>
          <table:table-cell table:style-name="ce15" office:value-type="float" office:value="443129">
            <text:p>443129</text:p>
          </table:table-cell>
          <table:table-cell table:style-name="ce7" office:value-type="float" office:value="3.006">
            <text:p>3.006</text:p>
          </table:table-cell>
          <table:table-cell table:number-columns-repeated="5"/>
        </table:table-row>
        <table:table-row table:style-name="ro11">
          <table:table-cell table:style-name="ce7" office:value-type="float" office:value="3.231">
            <text:p>3.231</text:p>
          </table:table-cell>
          <table:table-cell table:style-name="ce15" office:value-type="float" office:value="418958">
            <text:p>418958</text:p>
          </table:table-cell>
          <table:table-cell table:style-name="ce7" office:value-type="float" office:value="3.226">
            <text:p>3.226</text:p>
          </table:table-cell>
          <table:table-cell table:number-columns-repeated="5"/>
        </table:table-row>
        <table:table-row table:style-name="ro11">
          <table:table-cell table:style-name="ce7" office:value-type="float" office:value="3.499">
            <text:p>3.499</text:p>
          </table:table-cell>
          <table:table-cell table:style-name="ce15" office:value-type="float" office:value="390042">
            <text:p>390042</text:p>
          </table:table-cell>
          <table:table-cell table:style-name="ce7" office:value-type="float" office:value="3.495">
            <text:p>3.495</text:p>
          </table:table-cell>
          <table:table-cell table:number-columns-repeated="5"/>
        </table:table-row>
        <table:table-row table:style-name="ro11">
          <table:table-cell table:style-name="ce7" office:value-type="float" office:value="3.728">
            <text:p>3.728</text:p>
          </table:table-cell>
          <table:table-cell table:style-name="ce15" office:value-type="float" office:value="366489">
            <text:p>366489</text:p>
          </table:table-cell>
          <table:table-cell table:style-name="ce7" office:value-type="float" office:value="3.725">
            <text:p>3.725</text:p>
          </table:table-cell>
          <table:table-cell table:number-columns-repeated="5"/>
        </table:table-row>
        <table:table-row table:style-name="ro11">
          <table:table-cell table:style-name="ce7" office:value-type="float" office:value="3.968">
            <text:p>3.968</text:p>
          </table:table-cell>
          <table:table-cell table:style-name="ce15" office:value-type="float" office:value="342382">
            <text:p>342382</text:p>
          </table:table-cell>
          <table:table-cell table:style-name="ce7" office:value-type="float" office:value="3.964">
            <text:p>3.964</text:p>
          </table:table-cell>
          <table:table-cell table:number-columns-repeated="5"/>
        </table:table-row>
        <table:table-row table:style-name="ro11">
          <table:table-cell table:style-name="ce7" office:value-type="float" office:value="4.23">
            <text:p>4.23</text:p>
          </table:table-cell>
          <table:table-cell table:style-name="ce15" office:value-type="float" office:value="316807">
            <text:p>316807</text:p>
          </table:table-cell>
          <table:table-cell table:style-name="ce7" office:value-type="float" office:value="4.226">
            <text:p>4.226</text:p>
          </table:table-cell>
          <table:table-cell table:number-columns-repeated="5"/>
        </table:table-row>
        <table:table-row table:style-name="ro11">
          <table:table-cell table:style-name="ce7" office:value-type="float" office:value="4.499">
            <text:p>4.499</text:p>
          </table:table-cell>
          <table:table-cell table:style-name="ce15" office:value-type="float" office:value="291686">
            <text:p>291686</text:p>
          </table:table-cell>
          <table:table-cell table:style-name="ce7" office:value-type="float" office:value="4.493">
            <text:p>4.493</text:p>
          </table:table-cell>
          <table:table-cell table:number-columns-repeated="5"/>
        </table:table-row>
        <table:table-row table:style-name="ro11">
          <table:table-cell table:style-name="ce7" office:value-type="float" office:value="4.864">
            <text:p>4.864</text:p>
          </table:table-cell>
          <table:table-cell table:style-name="ce15" office:value-type="float" office:value="258021">
            <text:p>258021</text:p>
          </table:table-cell>
          <table:table-cell table:style-name="ce7" office:value-type="float" office:value="4.861">
            <text:p>4.861</text:p>
          </table:table-cell>
          <table:table-cell table:number-columns-repeated="5"/>
        </table:table-row>
        <table:table-row table:style-name="ro11">
          <table:table-cell table:style-name="ce7" office:value-type="float" office:value="5.131">
            <text:p>5.131</text:p>
          </table:table-cell>
          <table:table-cell table:style-name="ce15" office:value-type="float" office:value="234227">
            <text:p>234227</text:p>
          </table:table-cell>
          <table:table-cell table:style-name="ce7" office:value-type="float" office:value="5.127">
            <text:p>5.127</text:p>
          </table:table-cell>
          <table:table-cell table:number-columns-repeated="5"/>
        </table:table-row>
        <table:table-row table:style-name="ro11">
          <table:table-cell table:style-name="ce7" office:value-type="float" office:value="5.432">
            <text:p>5.432</text:p>
          </table:table-cell>
          <table:table-cell table:style-name="ce15" office:value-type="float" office:value="210634">
            <text:p>210634</text:p>
          </table:table-cell>
          <table:table-cell table:style-name="ce7" office:value-type="float" office:value="5.402">
            <text:p>5.402</text:p>
          </table:table-cell>
          <table:table-cell table:number-columns-repeated="5"/>
        </table:table-row>
        <table:table-row table:style-name="ro11">
          <table:table-cell table:style-name="ce7" office:value-type="float" office:value="5.693">
            <text:p>5.693</text:p>
          </table:table-cell>
          <table:table-cell table:style-name="ce15" office:value-type="float" office:value="186262">
            <text:p>186262</text:p>
          </table:table-cell>
          <table:table-cell table:style-name="ce7" office:value-type="float" office:value="5.69">
            <text:p>5.69</text:p>
          </table:table-cell>
          <table:table-cell table:number-columns-repeated="5"/>
        </table:table-row>
        <table:table-row table:style-name="ro11">
          <table:table-cell table:style-name="ce7" office:value-type="float" office:value="5.983">
            <text:p>5.983</text:p>
          </table:table-cell>
          <table:table-cell table:style-name="ce15" office:value-type="float" office:value="162493">
            <text:p>162493</text:p>
          </table:table-cell>
          <table:table-cell table:style-name="ce7" office:value-type="float" office:value="5.981">
            <text:p>5.981</text:p>
          </table:table-cell>
          <table:table-cell table:number-columns-repeated="5"/>
        </table:table-row>
        <table:table-row table:style-name="ro11">
          <table:table-cell table:style-name="ce7" office:value-type="float" office:value="6.327">
            <text:p>6.327</text:p>
          </table:table-cell>
          <table:table-cell table:style-name="ce15" office:value-type="float" office:value="137075">
            <text:p>137075</text:p>
          </table:table-cell>
          <table:table-cell table:style-name="ce7" office:value-type="float" office:value="6.297">
            <text:p>6.297</text:p>
          </table:table-cell>
          <table:table-cell table:number-columns-repeated="5"/>
        </table:table-row>
        <table:table-row table:style-name="ro11">
          <table:table-cell table:style-name="ce7" office:value-type="float" office:value="6.501">
            <text:p>6.501</text:p>
          </table:table-cell>
          <table:table-cell table:style-name="ce15" office:value-type="float" office:value="121006">
            <text:p>121006</text:p>
          </table:table-cell>
          <table:table-cell table:style-name="ce7" office:value-type="float" office:value="6.497">
            <text:p>6.497</text:p>
          </table:table-cell>
          <table:table-cell table:number-columns-repeated="5"/>
        </table:table-row>
        <table:table-row table:style-name="ro11">
          <table:table-cell table:style-name="ce7" office:value-type="float" office:value="6.699">
            <text:p>6.699</text:p>
          </table:table-cell>
          <table:table-cell table:style-name="ce15" office:value-type="float" office:value="105544">
            <text:p>105544</text:p>
          </table:table-cell>
          <table:table-cell table:style-name="ce7" office:value-type="float" office:value="6.699">
            <text:p>6.699</text:p>
          </table:table-cell>
          <table:table-cell table:number-columns-repeated="5"/>
        </table:table-row>
        <table:table-row table:style-name="ro11">
          <table:table-cell table:style-name="ce7" office:value-type="float" office:value="6.912">
            <text:p>6.912</text:p>
          </table:table-cell>
          <table:table-cell table:style-name="ce15" office:value-type="float" office:value="89725">
            <text:p>89725</text:p>
          </table:table-cell>
          <table:table-cell table:style-name="ce7" office:value-type="float" office:value="6.906">
            <text:p>6.906</text:p>
          </table:table-cell>
          <table:table-cell table:number-columns-repeated="5"/>
        </table:table-row>
        <table:table-row table:style-name="ro11">
          <table:table-cell table:style-name="ce7" office:value-type="float" office:value="7.16">
            <text:p>7.16</text:p>
          </table:table-cell>
          <table:table-cell table:style-name="ce15" office:value-type="float" office:value="72926">
            <text:p>72926</text:p>
          </table:table-cell>
          <table:table-cell table:style-name="ce7" office:value-type="float" office:value="7.128">
            <text:p>7.128</text:p>
          </table:table-cell>
          <table:table-cell table:number-columns-repeated="5"/>
        </table:table-row>
        <table:table-row table:style-name="ro11">
          <table:table-cell table:style-name="ce7" office:value-type="float" office:value="7.342">
            <text:p>7.342</text:p>
          </table:table-cell>
          <table:table-cell table:style-name="ce15" office:value-type="float" office:value="57017">
            <text:p>57017</text:p>
          </table:table-cell>
          <table:table-cell table:style-name="ce7" office:value-type="float" office:value="7.341">
            <text:p>7.341</text:p>
          </table:table-cell>
          <table:table-cell table:number-columns-repeated="5"/>
        </table:table-row>
        <table:table-row table:style-name="ro11">
          <table:table-cell table:style-name="ce7" office:value-type="float" office:value="7.565">
            <text:p>7.565</text:p>
          </table:table-cell>
          <table:table-cell table:style-name="ce15" office:value-type="float" office:value="41000">
            <text:p>41000</text:p>
          </table:table-cell>
          <table:table-cell table:style-name="ce7" office:value-type="float" office:value="7.564">
            <text:p>7.564</text:p>
          </table:table-cell>
          <table:table-cell table:number-columns-repeated="5"/>
        </table:table-row>
        <table:table-row table:style-name="ro11">
          <table:table-cell table:style-name="ce7" office:value-type="float" office:value="7.782">
            <text:p>7.782</text:p>
          </table:table-cell>
          <table:table-cell table:style-name="ce15" office:value-type="float" office:value="25000">
            <text:p>25000</text:p>
          </table:table-cell>
          <table:table-cell table:style-name="ce7" office:value-type="float" office:value="7.782">
            <text:p>7.782</text:p>
          </table:table-cell>
          <table:table-cell table:number-columns-repeated="5"/>
        </table:table-row>
        <table:table-row table:style-name="ro11">
          <table:table-cell table:style-name="ce7" office:value-type="float" office:value="7.966">
            <text:p>7.966</text:p>
          </table:table-cell>
          <table:table-cell table:style-name="ce15" office:value-type="float" office:value="12000">
            <text:p>12000</text:p>
          </table:table-cell>
          <table:table-cell table:style-name="ce7" office:value-type="float" office:value="7.966">
            <text:p>7.966</text:p>
          </table:table-cell>
          <table:table-cell table:number-columns-repeated="5"/>
        </table:table-row>
        <table:table-row table:style-name="ro11">
          <table:table-cell table:style-name="ce7" office:value-type="float" office:value="8.137">
            <text:p>8.137</text:p>
          </table:table-cell>
          <table:table-cell table:style-name="ce15" office:value-type="float" office:value="0">
            <text:p>0</text:p>
          </table:table-cell>
          <table:table-cell table:style-name="ce7" office:value-type="float" office:value="8.137">
            <text:p>8.137</text:p>
          </table:table-cell>
          <table:table-cell table:number-columns-repeated="5"/>
        </table:table-row>
        <table:table-row table:style-name="ro11" table:number-rows-repeated="457">
          <table:table-cell table:number-columns-repeated="8"/>
        </table:table-row>
        <table:table-row table:style-name="ro11">
          <table:table-cell table:number-columns-repeated="8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9/16/2015</text:date>, <text:time>18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ne </meta:initial-creator>
    <meta:creation-date>2014-10-31T09:08:00</meta:creation-date>
    <dc:date>2015-09-16T18:20:45.38</dc:date>
    <meta:editing-duration>PT3H20M53S</meta:editing-duration>
    <meta:editing-cycles>12</meta:editing-cycles>
    <meta:generator>OpenOffice.org/3.4.1$Win32 OpenOffice.org_project/341m1$Build-9593</meta:generator>
    <meta:document-statistic meta:table-count="3" meta:cell-count="589" meta:object-count="0"/>
  </office:meta>
</office:document-meta>
</file>